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65cm" fo:min-width="1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path draw:style-name="gr1" draw:layer="layout" svg:width="1cm" svg:height="0.5cm" svg:x="0cm" svg:y="0cm" svg:viewBox="0 0 1001 501" svg:d="m0 501c0 0 0-501 500-501s501 501 501 501">
            <text:p/>
          </draw:path>
          <draw:frame draw:style-name="gr2" draw:layer="layout" svg:width="1cm" svg:height="1.65cm" svg:x="0cm" svg:y="0.35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b-sens</dc:title>
    <meta:creation-date>2011-02-07T17:09:5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